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833in" fo:margin-left="0.25in" table:align="left" style:writing-mode="lr-tb"/>
    </style:style>
    <style:style style:name="Tabela2.A" style:family="table-column">
      <style:table-column-properties style:column-width="3in"/>
    </style:style>
    <style:style style:name="Tabela2.B" style:family="table-column">
      <style:table-column-properties style:column-width="3.0833in"/>
    </style:style>
    <style:style style:name="Tabela2.1" style:family="table-row">
      <style:table-row-properties style:min-row-height="0.9042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2.2" style:family="table-row">
      <style:table-row-properties style:min-row-height="0.4715in" style:keep-together="true" fo:keep-together="auto"/>
    </style:style>
    <style:style style:name="Tabela3" style:family="table">
      <style:table-properties style:width="6.0986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986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P1" style:family="paragraph" style:parent-style-name="Contents_20_3">
      <style:paragraph-properties>
        <style:tab-stops>
          <style:tab-stop style:position="0.5835in"/>
          <style:tab-stop style:position="6.6409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Title">
      <style:paragraph-properties fo:text-align="end" style:justify-single-word="false"/>
      <style:text-properties fo:language="pt" fo:country="BR"/>
    </style:style>
    <style:style style:name="P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" style:family="paragraph" style:parent-style-name="Title">
      <style:paragraph-properties fo:text-align="start" style:justify-single-word="false"/>
    </style:style>
    <style:style style:name="P7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8" style:family="paragraph" style:parent-style-name="Title">
      <style:paragraph-properties fo:margin-top="0.0835in" fo:margin-bottom="0in" fo:text-align="end" style:justify-single-word="false"/>
    </style:style>
    <style:style style:name="P9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0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1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2" style:family="paragraph" style:parent-style-name="Title">
      <style:paragraph-properties fo:break-before="page">
        <style:tab-stops>
          <style:tab-stop style:position="0.3335in"/>
          <style:tab-stop style:position="6.6409in" style:type="right" style:leader-style="dotted" style:leader-text="."/>
        </style:tab-stops>
      </style:paragraph-properties>
      <style:text-properties fo:language="pt" fo:country="BR"/>
    </style:style>
    <style:style style:name="P13" style:family="paragraph" style:parent-style-name="Title">
      <style:paragraph-properties fo:margin-left="0.25in" fo:margin-right="0in" fo:text-align="justify" style:justify-single-word="false" fo:text-indent="0.2425in" style:auto-text-indent="false"/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P1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5" style:family="paragraph" style:parent-style-name="Header">
      <style:paragraph-properties>
        <style:tab-stops/>
      </style:paragraph-properties>
    </style:style>
    <style:style style:name="P1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7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18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19" style:family="paragraph" style:parent-style-name="Header">
      <style:paragraph-properties style:snap-to-layout-grid="false"/>
    </style:style>
    <style:style style:name="P20" style:family="paragraph" style:parent-style-name="Footer">
      <style:paragraph-properties>
        <style:tab-stops/>
      </style:paragraph-properties>
    </style:style>
    <style:style style:name="P21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22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23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2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2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6" style:family="paragraph" style:parent-style-name="RUP_20_Tabela">
      <style:paragraph-properties fo:text-align="center" style:justify-single-word="false"/>
      <style:text-properties fo:language="pt" fo:country="BR"/>
    </style:style>
    <style:style style:name="P2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2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29" style:family="paragraph" style:parent-style-name="RUP_20_Tabela">
      <style:paragraph-properties style:snap-to-layout-grid="false"/>
      <style:text-properties fo:language="pt" fo:country="BR"/>
    </style:style>
    <style:style style:name="P30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31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32" style:family="paragraph" style:parent-style-name="RUP_20_Tabela">
      <style:paragraph-properties fo:keep-together="always" fo:keep-with-next="always"/>
      <style:text-properties fo:language="pt" fo:country="BR"/>
    </style:style>
    <style:style style:name="P3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5" style:family="paragraph" style:parent-style-name="Heading_20_3" style:list-style-name="WW8Num25">
      <style:paragraph-properties fo:margin-left="0.5in" fo:margin-right="0in" fo:text-indent="-0.25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Heading_20_3" style:list-style-name="WW8Num25">
      <style:paragraph-properties fo:break-before="pag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Heading_20_3" style:list-style-name="WW8Num25">
      <style:paragraph-properties fo:margin-left="0.4957in" fo:margin-right="0in" fo:margin-top="0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>
      <style:text-properties style:language-asian="en" style:country-asian="US"/>
    </style:style>
    <style:style style:name="P3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0" style:family="paragraph" style:parent-style-name="Standard"/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43" style:family="paragraph" style:parent-style-name="Standard">
      <style:text-properties fo:language="en" fo:country="US" style:language-asian="en" style:country-asian="US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>
        <style:tab-stops>
          <style:tab-stop style:position="0.6665in"/>
        </style:tab-stops>
      </style:paragraph-properties>
    </style:style>
    <style:style style:name="P46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49" style:family="paragraph" style:parent-style-name="Standard">
      <style:paragraph-properties fo:margin-left="0.25in" fo:margin-right="0in" fo:text-indent="0in" style:auto-text-indent="false"/>
    </style:style>
    <style:style style:name="P5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51" style:family="paragraph" style:parent-style-name="Heading_20_1">
      <style:text-properties fo:font-size="12pt" style:font-size-asian="12pt" style:font-size-complex="12pt"/>
    </style:style>
    <style:style style:name="P52" style:family="paragraph" style:parent-style-name="Heading_20_1" style:list-style-name="WW8Num25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25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25">
      <style:paragraph-properties fo:margin-left="0.5in" fo:margin-right="0in" fo:margin-top="0in" fo:margin-bottom="0.0417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Text_20_body">
      <style:text-properties style:font-name="Arial" fo:font-size="10pt" fo:language="pt" fo:country="BR" style:font-size-asian="10pt" style:font-name-complex="Arial"/>
    </style:style>
    <style:style style:name="P56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57" style:family="paragraph" style:parent-style-name="Text_20_body">
      <style:paragraph-properties fo:margin-left="0.666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58" style:family="paragraph" style:parent-style-name="Text_20_body">
      <style:paragraph-properties fo:margin-left="0.333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59" style:family="paragraph" style:parent-style-name="Text_20_body">
      <style:paragraph-properties fo:margin-left="0.3335in" fo:margin-right="0in" fo:text-align="justify" style:justify-single-word="false" fo:text-indent="0in" style:auto-text-indent="false">
        <style:tab-stops>
          <style:tab-stop style:position="0.33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0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61" style:family="paragraph" style:parent-style-name="Text_20_body">
      <style:paragraph-properties fo:margin-left="0.5in" fo:margin-right="0in" fo:margin-top="0in" fo:margin-bottom="0in" fo:text-indent="0.1654in" style:auto-text-indent="false"/>
      <style:text-properties style:font-name="Arial" fo:font-size="10pt" fo:language="pt" fo:country="BR" style:font-size-asian="10pt" style:font-name-complex="Arial"/>
    </style:style>
    <style:style style:name="P62" style:family="paragraph" style:parent-style-name="Text_20_body">
      <style:paragraph-properties fo:margin-left="0.3346in" fo:margin-right="0in" fo:margin-top="0in" fo:margin-bottom="0in" fo:text-indent="0in" style:auto-text-indent="false">
        <style:tab-stops>
          <style:tab-stop style:position="0.33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3" style:family="paragraph" style:parent-style-name="Text_20_body">
      <style:paragraph-properties fo:margin-left="0.3346in" fo:margin-right="0in" fo:margin-top="0in" fo:margin-bottom="0in" fo:text-align="justify" style:justify-single-word="false" fo:text-indent="0in" style:auto-text-indent="false">
        <style:tab-stops>
          <style:tab-stop style:position="0.33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4" style:family="paragraph" style:parent-style-name="Text_20_body">
      <style:paragraph-properties fo:margin-top="0in" fo:margin-bottom="0in"/>
      <style:text-properties style:font-name="Arial" fo:font-size="10pt" fo:language="pt" fo:country="BR" style:font-size-asian="10pt" style:font-name-complex="Arial"/>
    </style:style>
    <style:style style:name="P65" style:family="paragraph" style:parent-style-name="Corpo_20_de_20_texto_20_2">
      <style:paragraph-properties fo:margin-left="1in" fo:margin-right="0in" fo:margin-top="0in" fo:margin-bottom="0in" fo:line-height="100%" fo:text-indent="0in" style:auto-text-indent="false"/>
      <style:text-properties style:font-name="Arial" fo:font-size="10pt" style:font-size-asian="10pt" style:font-name-complex="Arial" style:font-size-complex="10pt" style:font-style-complex="italic"/>
    </style:style>
    <style:style style:name="P66" style:family="paragraph" style:parent-style-name="Com_20_marcadores">
      <style:paragraph-properties fo:margin-left="0.5827in" fo:margin-right="0in" fo:margin-top="0in" fo:margin-bottom="0in" fo:text-indent="-0.248in" style:auto-text-indent="false"/>
    </style:style>
    <style:style style:name="P67" style:family="paragraph" style:parent-style-name="Com_20_marcadores">
      <style:paragraph-properties fo:margin-left="0.3346in" fo:margin-right="0in" fo:margin-top="0in" fo:margin-bottom="0in" fo:text-indent="0in" style:auto-text-indent="false"/>
    </style:style>
    <style:style style:name="P68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008000" fo:font-size="10pt" fo:language="pt" fo:country="BR" style:font-size-asian="10pt"/>
    </style:style>
    <style:style style:name="T7" style:family="text">
      <style:text-properties fo:color="#008000" fo:font-size="10pt" fo:language="pt" fo:country="BR" fo:font-weight="normal" style:font-size-asian="10pt" style:font-weight-asian="normal"/>
    </style:style>
    <style:style style:name="T8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0" style:family="text">
      <style:text-properties fo:color="#008000" fo:language="pt" fo:country="BR"/>
    </style:style>
    <style:style style:name="T11" style:family="text">
      <style:text-properties style:font-style-complex="normal" style:font-weight-complex="normal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style:font-size-asian="10pt" style:font-name-complex="Arial" style:font-size-complex="10pt" style:font-style-complex="italic"/>
    </style:style>
    <style:style style:name="T15" style:family="text">
      <style:text-properties style:font-weight-complex="bold"/>
    </style:style>
    <style:style style:name="T16" style:family="text">
      <style:text-properties fo:font-size="9pt" style:font-size-asian="9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ccffcc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.0457in" fo:margin-right="0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ext:p text:style-name="P3"/>
      <text:p text:style-name="P3"/>
      <text:p text:style-name="P38"/>
      <text:p text:style-name="P4">Plano de Gestão de Qualidade</text:p>
      <text:p text:style-name="P47"/>
      <text:p text:style-name="P39"/>
      <text:p text:style-name="P39"/>
      <text:p text:style-name="P39"/>
      <text:p text:style-name="P39"/>
      <text:p text:style-name="P4">Nome do Projeto - Versão 9.9</text:p>
      <text:p text:style-name="P9">Nome do Módulo - Release 9.9</text:p>
      <text:p text:style-name="P39"/>
      <text:p text:style-name="P39"/>
      <text:p text:style-name="P39"/>
      <text:p text:style-name="P39"/>
      <text:p text:style-name="P39"/>
      <text:p text:style-name="P8"><text:span text:style-name="T2">Versão do Documento:</text:span><text:span text:style-name="T3"> 9.9</text:span></text:p>
      <text:p text:style-name="P39"/>
      <text:p text:style-name="P39"/>
      <text:p text:style-name="P39"/>
      <text:p text:style-name="P10"/>
      <text:p text:style-name="P5"/>
      <text:section text:style-name="Sect2" text:name="Seção1">
        <text:p text:style-name="P40"/>
      </text:section>
      <text:section text:style-name="Sect3" text:name="Seção2">
        <text:p text:style-name="P41"/>
        <text:p text:style-name="P48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25">Data</text:p>
            </table:table-cell>
            <table:table-cell table:style-name="Tabela1.A1" office:value-type="string">
              <text:p text:style-name="P31">Versão do Documento</text:p>
            </table:table-cell>
            <table:table-cell table:style-name="Tabela1.A1" office:value-type="string">
              <text:p text:style-name="P25">Descrição</text:p>
            </table:table-cell>
            <table:table-cell table:style-name="Tabela1.D1" office:value-type="string">
              <text:p text:style-name="P25">Autor</text:p>
            </table:table-cell>
          </table:table-row>
          <table:table-row table:style-name="Tabela1.1">
            <table:table-cell table:style-name="Tabela1.A2" office:value-type="string">
              <text:p text:style-name="P27">99/99/9999</text:p>
            </table:table-cell>
            <table:table-cell table:style-name="Tabela1.A2" office:value-type="string">
              <text:p text:style-name="P27">9.9</text:p>
            </table:table-cell>
            <table:table-cell table:style-name="Tabela1.A2" office:value-type="string">
              <text:p text:style-name="P29">Descrição da atividade realizada no documento.</text:p>
            </table:table-cell>
            <table:table-cell table:style-name="Tabela1.D2" office:value-type="string">
              <text:p text:style-name="P27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30"/>
              <text:p text:style-name="P26"/>
            </table:table-cell>
            <table:table-cell table:style-name="Tabela1.A2" office:value-type="string">
              <text:p text:style-name="P27"/>
            </table:table-cell>
            <table:table-cell table:style-name="Tabela1.A2" office:value-type="string">
              <text:p text:style-name="P27"/>
            </table:table-cell>
            <table:table-cell table:style-name="Tabela1.D2" office:value-type="string">
              <text:p text:style-name="P27"/>
            </table:table-cell>
          </table:table-row>
          <table:table-row table:style-name="Tabela1.1">
            <table:table-cell table:style-name="Tabela1.A2" office:value-type="string">
              <text:p text:style-name="P30"/>
              <text:p text:style-name="P26"/>
            </table:table-cell>
            <table:table-cell table:style-name="Tabela1.A2" office:value-type="string">
              <text:p text:style-name="P27"/>
            </table:table-cell>
            <table:table-cell table:style-name="Tabela1.A2" office:value-type="string">
              <text:p text:style-name="P27"/>
            </table:table-cell>
            <table:table-cell table:style-name="Tabela1.D2" office:value-type="string">
              <text:p text:style-name="P27"/>
            </table:table-cell>
          </table:table-row>
        </table:table>
        <text:p text:style-name="Standard"/>
        <text:p text:style-name="Standard"/>
        <text:p text:style-name="P6"><text:span text:style-name="T6">Obs.:</text:span><text:span text:style-name="T7"> </text:span></text:p>
        <text:p text:style-name="P7"/>
        <text:p text:style-name="P6"><text:span text:style-name="T7">1- Na Capa deste documento deverá constar a versão do Projeto, a release (versão do módulo) e a versão deste Documento. E nesta página, deverá constar a </text:span><text:span text:style-name="T8">versão do documento</text:span><text:span text:style-name="T7">.</text:span></text:p>
        <text:p text:style-name="P42"/>
        <text:p text:style-name="P6"><text:span text:style-name="T9"></text:span><text:span text:style-name="T7"> Retirar esta observação no documento oficial.</text:span><text:span text:style-name="T10"> </text:span></text:p>
        <text:p text:style-name="Standard"/>
        <text:p text:style-name="P11">Sumário</text:p>
        <text:p text:style-name="P43"/>
        <text:p text:style-name="P43"/>
        <text:table-of-content text:style-name="Sect1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6409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2"><text:a xlink:type="simple" xlink:href="#1.Introdução|outline">1.Introdução<text:tab/>4</text:a></text:p>
            <text:p text:style-name="P1"><text:a xlink:type="simple" xlink:href="#1.1.1.Finalidade|outline">1.1.1Finalidade<text:tab/>4</text:a></text:p>
            <text:p text:style-name="P1"><text:a xlink:type="simple" xlink:href="#1.1.2.Escopo|outline">1.1.2Escopo<text:tab/>4</text:a></text:p>
            <text:p text:style-name="P1"><text:a xlink:type="simple" xlink:href="#1.1.3.Definição|outline">1.1.3Definição<text:tab/>4</text:a></text:p>
            <text:p text:style-name="P1"><text:a xlink:type="simple" xlink:href="#1.1.4.Suposições|outline">1.1.4Suposições<text:tab/>4</text:a></text:p>
            <text:p text:style-name="P1"><text:a xlink:type="simple" xlink:href="#1.1.5.Dependências|outline">1.1.5Dependências<text:tab/>4</text:a></text:p>
            <text:p text:style-name="P1"><text:a xlink:type="simple" xlink:href="#1.1.6.Documentos relacionados|outline">1.1.6Documentos relacionados<text:tab/>5</text:a></text:p>
            <text:p text:style-name="P2"><text:a xlink:type="simple" xlink:href="#2.Administração|outline">2.Administração<text:tab/>5</text:a></text:p>
            <text:p text:style-name="P1"><text:a xlink:type="simple" xlink:href="#2.1.1.Organização|outline">2.1.1Organização<text:tab/>5</text:a></text:p>
            <text:p text:style-name="P1"><text:a xlink:type="simple" xlink:href="#2.1.2.Atividades de qualidade|outline">2.1.2Atividades de qualidade<text:tab/>5</text:a></text:p>
            <text:p text:style-name="P1"><text:a xlink:type="simple" xlink:href="#2.1.3.Ferramentas, Técnicas, e Metodologias|outline">2.1.3Ferramentas, Técnicas, e Metodologias<text:tab/>5</text:a></text:p>
            <text:p text:style-name="P1"><text:a xlink:type="simple" xlink:href="#2.1.4.Controle de registros, manutenção, e retenção|outline">2.1.4Controle de registros, manutenção, e retenção<text:tab/>6</text:a></text:p>
            <text:p text:style-name="P2"><text:a xlink:type="simple" xlink:href="#3.Documentação|outline">3.Documentação<text:tab/>6</text:a></text:p>
            <text:p text:style-name="P2"><text:a xlink:type="simple" xlink:href="#4.Padrões, práticas, e convenções|outline">4.Padrões, práticas, e convenções<text:tab/>8</text:a></text:p>
            <text:p text:style-name="P2"><text:a xlink:type="simple" xlink:href="#5.Revisões e auditorias|outline">5.Revisões e auditorias<text:tab/>8</text:a></text:p>
            <text:p text:style-name="P1"><text:a xlink:type="simple" xlink:href="#5.1.1.Administrativo|outline">5.1.1Administrativo<text:tab/>8</text:a></text:p>
            <text:p text:style-name="P1"><text:a xlink:type="simple" xlink:href="#5.1.2.Técnico|outline">5.1.2Técnico<text:tab/>9</text:a></text:p>
            <text:p text:style-name="P2"><text:a xlink:type="simple" xlink:href="#6.Administração de exigências|outline">6.Administração de exigências<text:tab/>10</text:a></text:p>
            <text:p text:style-name="P2"><text:a xlink:type="simple" xlink:href="#7.Administração de configuração|outline">7.Administração de configuração<text:tab/>10</text:a></text:p>
            <text:p text:style-name="P2"><text:a xlink:type="simple" xlink:href="#8.Informe de problemas, prevenção, e ação corretiva|outline">8.Informe de problemas, prevenção, e ação corretiva<text:tab/>10</text:a></text:p>
            <text:p text:style-name="P2"><text:a xlink:type="simple" xlink:href="#9.Controle do subcontratante|outline">9.Controle do subcontratante<text:tab/>11</text:a></text:p>
            <text:p text:style-name="P2"><text:a xlink:type="simple" xlink:href="#10.Assinaturas|outline">10.Assinaturas<text:tab/>11</text:a></text:p>
          </text:index-body>
        </text:table-of-content>
        <text:p text:style-name="P12">Apostila de Treinamento</text:p>
        <text:p text:style-name="P43"/>
        <text:p text:style-name="P43"><draw:frame draw:style-name="fr1" draw:name="Quadro1" text:anchor-type="char" svg:x="0.0728in" svg:y="0.1366in" svg:width="6.4374in" svg:height="0.961in" draw:z-index="4"><draw:text-box><text:p text:style-name="P44"><text:span text:style-name="T12">Instruções:</text:span><text:span text:style-name="T14"> <text:s/></text:span><text:span text:style-name="T13">Dentro de cada seção estão os sentidos e como preencher. Suprima estas instruções quando a informação específica do projeto for adicionada. Atualize o índice de cada seção de acordo com as necessidades particulares do projeto. Se nenhuma informação se aplicar a uma seção particular, introduza a seguinte sentença abaixo dessa seção junto com a razão apropriada para a exclusão: <text:s/>"Não aplicável para este projeto.”</text:span></text:p><text:p text:style-name="Standard"/></draw:text-box></draw:frame></text:p>
        <text:p text:style-name="P43"/>
        <text:p text:style-name="P43"/>
        <text:h text:style-name="P51" text:outline-level="1"/>
        <text:p text:style-name="Standard"/>
        <text:p text:style-name="Standard"/>
        <text:list xml:id="list29688160" text:style-name="WW8Num25">
          <text:list-item>
            <text:h text:style-name="P52" text:outline-level="1">Introdução</text:h>
            <text:list>
              <text:list-item>
                <text:list>
                  <text:list-item>
                    <text:h text:style-name="P35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45"><text:tab/><text:span text:style-name="T13">&lt;Descreva a finalidade específica deste plano.&gt;</text:span></text:p>
        <text:p text:style-name="P46"/>
        <text:list xml:id="list29683204" text:continue-numbering="true" text:style-name="WW8Num25">
          <text:list-item>
            <text:list>
              <text:list-item>
                <text:list>
                  <text:list-item>
                    <text:h text:style-name="P35" text:outline-level="3">Escopo</text:h>
                  </text:list-item>
                </text:list>
              </text:list-item>
            </text:list>
          </text:list-item>
        </text:list>
        <text:p text:style-name="P46"/>
        <text:p text:style-name="P56">Esta seção estabelece o escopo do Plano de Gestão da Qualidade.</text:p>
        <text:p text:style-name="P56">Identifique as exigências de qualidade para este projeto e o critério de satisfação para estas exigências.</text:p>
        <text:p text:style-name="P56">Identifique os produtos do projeto cobertos por este PGQ.</text:p>
        <text:p text:style-name="P56">Identifique as organizações incluídas neste plano.</text:p>
        <text:p text:style-name="P56"/>
        <text:list xml:id="list29675907" text:continue-numbering="true" text:style-name="WW8Num25">
          <text:list-item>
            <text:list>
              <text:list-item>
                <text:list>
                  <text:list-item>
                    <text:h text:style-name="P35" text:outline-level="3">Definição</text:h>
                  </text:list-item>
                </text:list>
              </text:list-item>
            </text:list>
          </text:list-item>
        </text:list>
        <text:p text:style-name="Standard"/>
        <text:p text:style-name="P57">Defina uma referência para a definição de todos os termos necessários para interpretar o plano corretamente. <text:s/></text:p>
        <text:list xml:id="list29675515" text:continue-numbering="true" text:style-name="WW8Num25">
          <text:list-item>
            <text:list>
              <text:list-item>
                <text:list>
                  <text:list-item>
                    <text:h text:style-name="P35" text:outline-level="3">Suposições</text:h>
                  </text:list-item>
                </text:list>
              </text:list-item>
            </text:list>
          </text:list-item>
        </text:list>
        <text:p text:style-name="P49"/>
        <text:p text:style-name="P57">Que suposições, se existirem, foram feitas no ato da criação desse original? </text:p>
        <text:list xml:id="list29690471" text:continue-numbering="true" text:style-name="WW8Num25">
          <text:list-item>
            <text:list>
              <text:list-item>
                <text:list>
                  <text:list-item>
                    <text:h text:style-name="P35" text:outline-level="3">Dependências</text:h>
                  </text:list-item>
                </text:list>
              </text:list-item>
            </text:list>
          </text:list-item>
        </text:list>
        <text:p text:style-name="P49"/>
        <text:p text:style-name="P57">Há alguma dependência nos sistemas, nas aplicações, nas pessoas, etc.? </text:p>
        <text:list xml:id="list29681562" text:continue-numbering="true" text:style-name="WW8Num25">
          <text:list-item>
            <text:list>
              <text:list-item>
                <text:list>
                  <text:list-item>
                    <text:h text:style-name="P36" text:outline-level="3">Documentos relacionados</text:h>
                  </text:list-item>
                </text:list>
              </text:list-item>
            </text:list>
          </text:list-item>
        </text:list>
        <text:p text:style-name="P49"/>
        <text:p text:style-name="P57">Identifique qualquer outro documento e a versão deles/delas que são relacionadas ou contêm detalhes pertinentes com este plano. <text:s/>Identifique cada documento através de título, número, data, e publicação da organização. <text:s/>Especifique as fontes dos documentos referenciados.</text:p>
        <text:p text:style-name="P57">Alguns tipos de documentos:</text:p>
        <text:list xml:id="list29672790" text:style-name="WW8Num1">
          <text:list-item>
            <text:p text:style-name="Com_20_marcadores">Procedimento padrões do cliente.</text:p>
          </text:list-item>
          <text:list-item>
            <text:p text:style-name="Com_20_marcadores">Um manual de Qualidade do Sistema existente e procedimentos de suporte.</text:p>
          </text:list-item>
          <text:list-item>
            <text:p text:style-name="Com_20_marcadores">Métodos de trabalho da equipe de ajuda, processos, padrões.</text:p>
          </text:list-item>
          <text:list-item>
            <text:p text:style-name="Com_20_marcadores"/>
          </text:list-item>
        </text:list>
        <text:list xml:id="list29679818" text:continue-list="list29681562" text:style-name="WW8Num25">
          <text:list-item>
            <text:h text:style-name="P52" text:outline-level="1">Administração</text:h>
            <text:list>
              <text:list-item>
                <text:list>
                  <text:list-item>
                    <text:h text:style-name="P35" text:outline-level="3">Organização</text:h>
                  </text:list-item>
                </text:list>
              </text:list-item>
            </text:list>
          </text:list-item>
        </text:list>
        <text:p text:style-name="Standard"/>
        <text:p text:style-name="P57">Descreva a estrutura organizacional do projeto de Garantia de Qualidade do projeto (GQ) e também outras organizações de GQ relacionadas (o cliente, subcontratante e STI ANCINE).</text:p>
        <text:p text:style-name="P57">Forneça uma descrição de cada elemento principal das organizações de GQ (incluindo responsabilidades delegadas).</text:p>
        <text:p text:style-name="P57">Documente o método pelo quais conflitos serão solucionados entre os elementos organizacionais.</text:p>
        <text:list xml:id="list29679697" text:continue-numbering="true" text:style-name="WW8Num25">
          <text:list-item>
            <text:list>
              <text:list-item>
                <text:list>
                  <text:list-item>
                    <text:h text:style-name="P35" text:outline-level="3">Atividades de qualidade</text:h>
                  </text:list-item>
                </text:list>
              </text:list-item>
            </text:list>
          </text:list-item>
        </text:list>
        <text:p text:style-name="Standard"/>
        <text:p text:style-name="P57">Liste a atividades principais de controle de garantia de qualidade. <text:s/>Estas atividades (e esforços associados) devem ser incluídas no WBS do projeto (prazos).</text:p>
        <text:p text:style-name="P57">Identifique as pessoas e a organização responsável para cada atividade.</text:p>
        <text:p text:style-name="P55"/>
        <text:list xml:id="list29689896" text:continue-numbering="true" text:style-name="WW8Num25">
          <text:list-item>
            <text:list>
              <text:list-item>
                <text:list>
                  <text:list-item>
                    <text:h text:style-name="P35" text:outline-level="3">Ferramentas, Técnicas, e Metodologias</text:h>
                  </text:list-item>
                </text:list>
              </text:list-item>
            </text:list>
          </text:list-item>
        </text:list>
        <text:p text:style-name="Standard"/>
        <text:p text:style-name="P57">Identifique qualquer ferramenta de software especial, técnicas, e metodologias a serem usadas para apoiar garantiam de qualidade. Declare o propósito e descreva o uso.</text:p>
        <text:p text:style-name="P57">Identifique a organização responsável para cada um. Identifique as exigências de treinamento para cada ferramenta.</text:p>
        <text:list xml:id="list29697610" text:continue-numbering="true" text:style-name="WW8Num25">
          <text:list-item>
            <text:list>
              <text:list-item>
                <text:list>
                  <text:list-item>
                    <text:h text:style-name="P36" text:outline-level="3">Controle de registros, manutenção, e retenção</text:h>
                  </text:list-item>
                </text:list>
              </text:list-item>
            </text:list>
          </text:list-item>
        </text:list>
        <text:p text:style-name="P55"/>
        <text:p text:style-name="P57">Esta seção descreve como a documentação de qualidade de projeto chave será controlada e especificamente:</text:p>
        <text:list xml:id="list29700129" text:continue-list="list29672790" text:style-name="WW8Num1">
          <text:list-item>
            <text:p text:style-name="Com_20_marcadores">Identifique a documentação de Garantia de Qualidade e registros a serem retidos, por quanto tempo e por quem.</text:p>
          </text:list-item>
          <text:list-item>
            <text:p text:style-name="Com_20_marcadores">Descreva os métodos e instalações que serão usados para arquivar, proteger e manter esta documentação.</text:p>
          </text:list-item>
          <text:list-item>
            <text:p text:style-name="Com_20_marcadores">Especifique as mídias nas quais os registros serão armazenados (por exemplo papel, arquivo eletrônico).</text:p>
          </text:list-item>
          <text:list-item>
            <text:p text:style-name="Com_20_marcadores">Especifique quais registros feitos serão disponibilizados ao cliente, quando, e como serão.</text:p>
          </text:list-item>
          <text:list-item>
            <text:p text:style-name="Com_20_marcadores"/>
          </text:list-item>
        </text:list>
        <text:list xml:id="list29701735" text:continue-list="list29697610" text:style-name="WW8Num25">
          <text:list-item>
            <text:h text:style-name="P52" text:outline-level="1">Documentação</text:h>
          </text:list-item>
        </text:list>
        <text:p text:style-name="Standard"/>
        <text:p text:style-name="P58">Identifique a documentação técnica que descreve o desenvolvimento, teste, e implementação da solução.</text:p>
        <text:p text:style-name="P58">Identifique a revisão ou audite, confirmando a aceitabilidade de cada documento.</text:p>
        <text:p text:style-name="P58">Identifique a organização responsável pela criação, verificação, manutenção, e controle de cada documento.</text:p>
        <text:p text:style-name="P58">Documentos técnicos típicos que requerem revisão e auditoria são:</text:p>
        <text:list xml:id="list29689591" text:continue-list="list29700129" text:style-name="WW8Num1">
          <text:list-item>
            <text:p text:style-name="Com_20_marcadores">Definição de exigências.</text:p>
          </text:list-item>
          <text:list-item>
            <text:p text:style-name="Com_20_marcadores">Especificação de design dos sistemas.</text:p>
          </text:list-item>
          <text:list-item>
            <text:p text:style-name="Com_20_marcadores">Especificações funcionais.</text:p>
          </text:list-item>
          <text:list-item>
            <text:p text:style-name="Com_20_marcadores">Especificações de Design.</text:p>
          </text:list-item>
          <text:list-item>
            <text:p text:style-name="Com_20_marcadores">Documentação de usuário.</text:p>
          </text:list-item>
          <text:list-item>
            <text:p text:style-name="Com_20_marcadores">Plano de testes.</text:p>
          </text:list-item>
          <text:list-item>
            <text:p text:style-name="Com_20_marcadores">Plano de desenvolvimento.</text:p>
          </text:list-item>
          <text:list-item>
            <text:p text:style-name="Com_20_marcadores">Manual de padrões e processos.</text:p>
          </text:list-item>
          <text:list-item>
            <text:p text:style-name="Com_20_marcadores">Plano de conversão.</text:p>
          </text:list-item>
          <text:list-item>
            <text:p text:style-name="Com_20_marcadores">Plano de instalação.</text:p>
          </text:list-item>
          <text:list-item>
            <text:p text:style-name="Com_20_marcadores">Plano de treinamento.</text:p>
          </text:list-item>
        </text:list>
        <text:list xml:id="list29703946" text:continue-list="list29701735" text:style-name="WW8Num25">
          <text:list-item>
            <text:h text:style-name="P53" text:outline-level="1">Padrões, práticas, e convenções</text:h>
          </text:list-item>
        </text:list>
        <text:p text:style-name="Standard"/>
        <text:p text:style-name="P58">Identifique o cliente e/ou padrões STI-Ancine, práticas e convenções a serem aplicadas.</text:p>
        <text:p text:style-name="P58">Identifique como a compilação é monitorada e mantida.</text:p>
        <text:p text:style-name="P58">Identifique a organização responsável para a avaliação, manutenção, e execução dos padrões, práticas, e convenções.</text:p>
        <text:p text:style-name="P58">Áreas típicas de padrões, práticas, e convenções são:</text:p>
        <text:list xml:id="list29679032" text:continue-list="list29689591" text:style-name="WW8Num1">
          <text:list-item>
            <text:p text:style-name="Com_20_marcadores">Padrões de Documentação.</text:p>
          </text:list-item>
          <text:list-item>
            <text:p text:style-name="Com_20_marcadores">Padrões de design.</text:p>
          </text:list-item>
          <text:list-item>
            <text:p text:style-name="Com_20_marcadores">Padrões de código.</text:p>
          </text:list-item>
          <text:list-item>
            <text:p text:style-name="Com_20_marcadores">Padrões de teste.</text:p>
          </text:list-item>
        </text:list>
        <text:p text:style-name="P55"/>
        <text:list xml:id="list29696109" text:continue-list="list29703946" text:style-name="WW8Num25">
          <text:list-item>
            <text:h text:style-name="P52" text:outline-level="1">Revisões e auditorias</text:h>
          </text:list-item>
        </text:list>
        <text:p text:style-name="Standard"/>
        <text:p text:style-name="P58">Identifique as revisões administrativas e técnicas e auditorias a serem administradas (inclusive responsabilidades e horários).</text:p>
        <text:p text:style-name="P58">Descreva os procedimentos para administrar a revisão e defina e administre artigos de ação.</text:p>
        <text:p text:style-name="P58">Estabeleça como as revisões e auditorias serão realizadas.</text:p>
        <text:p text:style-name="P58">Identifique como os resultados da revisão ou auditoria serão administrados.</text:p>
        <text:p text:style-name="P58">As auditorias e revisões requeridas para o projeto podem incluir:</text:p>
        <text:list xml:id="list29680067" text:continue-list="list29679032" text:style-name="WW8Num1">
          <text:list-item>
            <text:p text:style-name="Com_20_marcadores">Auditorias internas e revisões pela equipe de projeto.</text:p>
          </text:list-item>
          <text:list-item>
            <text:p text:style-name="Com_20_marcadores">Auditorias e revisões do projeto pelo cliente.</text:p>
          </text:list-item>
          <text:list-item>
            <text:p text:style-name="P66">Auditorias e revisões pela equipe de projeto dos subcontratantes.</text:p>
            <text:p text:style-name="P67"/>
          </text:list-item>
        </text:list>
        <text:list xml:id="list29691980" text:continue-list="list29696109" text:style-name="WW8Num25">
          <text:list-item>
            <text:list>
              <text:list-item>
                <text:list>
                  <text:list-item>
                    <text:h text:style-name="P35" text:outline-level="3">Administrativo</text:h>
                  </text:list-item>
                </text:list>
              </text:list-item>
            </text:list>
          </text:list-item>
        </text:list>
        <text:p text:style-name="Standard"/>
        <text:p text:style-name="P57">Estas revisões são asseguradas para avaliar periodicamente o técnico, financeiro e estado de qualidade do projeto. <text:s/></text:p>
        <text:list xml:id="list29704257" text:continue-list="list29680067" text:style-name="WW8Num1">
          <text:list-item>
            <text:p text:style-name="Com_20_marcadores"><text:span text:style-name="T15">Revisão de Iniciação do Projeto</text:span> – Esta revisão é administrada no começo do projeto e pretende confirmar se o projeto tem os recursos necessários para começar.</text:p>
          </text:list-item>
          <text:list-item>
            <text:p text:style-name="Com_20_marcadores"><text:span text:style-name="T15">Revisão de Prontidão do Projeto</text:span> – Esta revisão é administrada logo após o início do projeto e pretende avaliar e validar os planos do projeto.</text:p>
          </text:list-item>
          <text:list-item>
            <text:p text:style-name="Com_20_marcadores"><text:span text:style-name="T15">Revisão de Garantia de Qualidade</text:span> – Esta revisão é segurada periodicamente ao longo do projeto para avaliar satisfação do cliente e estado técnico e financeiro.</text:p>
          </text:list-item>
          <text:list-item>
            <text:p text:style-name="Com_20_marcadores">Auditorias/Revisões Administrativas em processo.</text:p>
          </text:list-item>
        </text:list>
        <text:p text:style-name="P65"><text:soft-page-break/>Auditorias em procedimentos e processos administrativos são <text:s/>usadas para verificar o uso e aceitabilidade inclusive em áreas como:</text:p>
        <text:p text:style-name="P65"/>
        <text:list xml:id="list29688869" text:continue-numbering="true" text:style-name="WW8Num1">
          <text:list-item>
            <text:p text:style-name="Com_20_marcadores">Gerenciamento de risco</text:p>
          </text:list-item>
          <text:list-item>
            <text:p text:style-name="Com_20_marcadores">Controle de mudança</text:p>
          </text:list-item>
          <text:list-item>
            <text:p text:style-name="Com_20_marcadores">Relatório</text:p>
          </text:list-item>
          <text:list-item>
            <text:p text:style-name="Com_20_marcadores"/>
          </text:list-item>
          <text:list-item>
            <text:p text:style-name="Com_20_marcadores"><text:span text:style-name="T15">Revisão de Encerramento do Projeto</text:span> – Esta revisão é administrada ao término do projeto para:</text:p>
          </text:list-item>
          <text:list-item>
            <text:p text:style-name="Com_20_marcadores">Confirmar se o cliente concorda que todos os produtos estão completos e satisfatórios.</text:p>
          </text:list-item>
          <text:list-item>
            <text:p text:style-name="Com_20_marcadores">Apreender as lições ensinadas.</text:p>
          </text:list-item>
          <text:list-item>
            <text:p text:style-name="Com_20_marcadores">Preparar-se para um fechamento ordeiro.</text:p>
          </text:list-item>
          <text:list-item>
            <text:p text:style-name="Com_20_marcadores"/>
          </text:list-item>
        </text:list>
        <text:list xml:id="list29682144" text:continue-list="list29691980" text:style-name="WW8Num25">
          <text:list-item>
            <text:list>
              <text:list-item>
                <text:list>
                  <text:list-item>
                    <text:h text:style-name="P37" text:outline-level="3">Técnico</text:h>
                  </text:list-item>
                </text:list>
              </text:list-item>
            </text:list>
          </text:list-item>
        </text:list>
        <text:p text:style-name="Standard"/>
        <text:p text:style-name="P57">As revisões e auditorias seguintes devem ser conduzidas dependendo do escopo do projeto.</text:p>
        <text:list xml:id="list29679212" text:continue-list="list29688869" text:style-name="WW8Num1">
          <text:list-item>
            <text:p text:style-name="Com_20_marcadores">Revisão <text:span text:style-name="T15">de </text:span>exigências – A Revisão de Exigências é realizada para assegurar a suficiência das exigências declarada no Registro de Exigências.</text:p>
          </text:list-item>
          <text:list-item>
            <text:p text:style-name="Com_20_marcadores">Revisão de Design do Sistema – A Revisão de Design de sistema (ou Revisão de Design Funcional) é realizada para avaliar a suficiência técnica das Especificações de Design de sistema.</text:p>
          </text:list-item>
          <text:list-item>
            <text:p text:style-name="Com_20_marcadores">Revisão de Design Crítico – A Revisão de Design Crítico é usada para determinar a aceitabilidade dos Designs detalhados como descrito nas Especificações de Design de Componente satisfazendo o Registro de Exigências.</text:p>
          </text:list-item>
          <text:list-item>
            <text:p text:style-name="Com_20_marcadores">Auditoria de Configuração Funcional – Esta auditoria é usada a priori na entrega do produto para verificar se todas as exigências especificadas na Especificação de Exigências foram atendidas.</text:p>
          </text:list-item>
          <text:list-item>
            <text:p text:style-name="Com_20_marcadores">Auditoria de Configuração Física – Esta auditoria é usada para verificar se o sistema e sua documentação são internamente consistentes e prontas para entrega e são usadas a princípio para os testes de aceitação de cliente. <text:s/>Como parte deste processo pode ser levada a cabo uma auditoria de Configuração de Instalação. <text:s/>Esta auditoria estabelece que todo o hardware do cliente e software ambiental usados para o teste de aceitação estão completos, testados, e trabalhando, e que toda a documentação está disponível.</text:p>
          </text:list-item>
          <text:list-item>
            <text:p text:style-name="Com_20_marcadores">Auditorias/Revisões Técnicas em processo</text:p>
          </text:list-item>
          <text:list-item>
            <text:p text:style-name="Com_20_marcadores">Auditorias em exemplos de design em processo são usadas para verificar a consistência do design, incluindo:</text:p>
          </text:list-item>
          <text:list-item>
            <text:p text:style-name="Com_20_marcadores">Código x design da documentação.</text:p>
          </text:list-item>
          <text:list-item>
            <text:p text:style-name="Com_20_marcadores">Especificações de interface (hardware e software).</text:p>
          </text:list-item>
          <text:list-item>
            <text:p text:style-name="Com_20_marcadores">Implementações de design x exigências funcionais.</text:p>
          </text:list-item>
        </text:list>
        <text:p text:style-name="P61">Exigências funcionais x descrições de teste.</text:p>
        <text:p text:style-name="P61"/>
        <text:list xml:id="list29696446" text:continue-list="list29682144" text:style-name="WW8Num25">
          <text:list-item>
            <text:h text:style-name="P52" text:outline-level="1"><text:soft-page-break/>Administração de exigências</text:h>
          </text:list-item>
        </text:list>
        <text:p text:style-name="P62"/>
        <text:p text:style-name="P59">Identifique atividades de Administração de Exigências primárias e a pessoa(s) responsável (is).</text:p>
        <text:p text:style-name="P59">Descreva os métodos e ferramentas usadas para manter um banco de dados de exigências, localizando o estado de verificação de cada exigência por aceitação de sistema, e controle de mudanças para as especificações.</text:p>
        <text:p text:style-name="P63"/>
        <text:list xml:id="list29687388" text:continue-numbering="true" text:style-name="WW8Num25">
          <text:list-item>
            <text:h text:style-name="P54" text:outline-level="1">Administração de configuração</text:h>
          </text:list-item>
        </text:list>
        <text:p text:style-name="P58"/>
        <text:p text:style-name="P58">Documente a pessoa(s) responsável(is) pela atividades de Administração de Configuração.</text:p>
        <text:p text:style-name="P58">Descreva os métodos e ferramentas usados para identificar os artigos de produto, <text:s/>mudanças de controle e implementação, registre e informe mudanças de estado de implementação, e controle de versão.</text:p>
        <text:p text:style-name="P64"/>
        <text:list xml:id="list29694069" text:continue-numbering="true" text:style-name="WW8Num25">
          <text:list-item>
            <text:h text:style-name="P54" text:outline-level="1">Informe de problemas, prevenção, e ação corretiva</text:h>
          </text:list-item>
        </text:list>
        <text:p text:style-name="P64"/>
        <text:p text:style-name="P58">Documente a pessoa(s) responsável(is) por informe de problemas e atividades de ação corretiva.</text:p>
        <text:p text:style-name="P58">Descreva as práticas e procedimentos a serem seguidos para ações preventivas, informando, localizando, e solucionando documentação e problemas de componente de sistema.</text:p>
        <text:p text:style-name="P58"/>
        <text:list xml:id="list29691727" text:continue-numbering="true" text:style-name="WW8Num25">
          <text:list-item>
            <text:h text:style-name="P54" text:outline-level="1">Controle do subcontratante</text:h>
          </text:list-item>
        </text:list>
        <text:p text:style-name="Standard"/>
        <text:p text:style-name="P58">Para cada subcontratante principal:</text:p>
        <text:list xml:id="list29695124" text:continue-list="list29679212" text:style-name="WW8Num1">
          <text:list-item>
            <text:p text:style-name="Com_20_marcadores">Identifique as atividades de Garantia de Qualidade para confirmar que o fornecedor de hardware, serviços e software satisfazem as exigências estabelecidas.</text:p>
          </text:list-item>
          <text:list-item>
            <text:p text:style-name="Com_20_marcadores">Identifique o critério de aceitação e como a aceitação do produto é executada</text:p>
          </text:list-item>
        </text:list>
        <text:p text:style-name="P58">O provedor deverá ser exigido para preparar e implementar um plano de garantia de qualidade para a satisfação do gerente de projeto da STI-Ancine.</text:p>
        <text:list xml:id="list29694903" text:continue-list="list29691727" text:style-name="WW8Num25">
          <text:list-item>
            <text:h text:style-name="P52" text:outline-level="1">Assinaturas</text:h>
          </text:list-item>
        </text:list>
        <text:p text:style-name="Standard"/>
        <text:p text:style-name="P13">Os abaixo assinados estão de acordo com o conteúdo do documento “Plano de Gestão de Qualidade”.</text:p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  <table:table-cell table:style-name="Tabela2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</table:table-row>
          <table:table-row table:style-name="Tabela2.2">
            <table:table-cell table:style-name="Tabela2.A1" office:value-type="string">
              <text:p text:style-name="P24">Nome Completo</text:p>
              <text:p text:style-name="P28">Cargo</text:p>
              <text:p text:style-name="P28">Sigla da Superintendência</text:p>
            </table:table-cell>
            <table:table-cell table:style-name="Tabela2.A1" office:value-type="string">
              <text:p text:style-name="P24">Nome Completo</text:p>
              <text:p text:style-name="P28">Cargo</text:p>
              <text:p text:style-name="P28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ext:soft-page-break/>
          <table:table-row table:style-name="Tabela3.1">
            <table:table-cell table:style-name="Tabela3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  <table:table-cell table:style-name="Tabela3.A1" office:value-type="string">
              <text:p text:style-name="P33"/>
              <text:p text:style-name="P32">Data: ___/___/_____</text:p>
              <text:p text:style-name="P32"/>
              <text:p text:style-name="P32"/>
              <text:p text:style-name="P34"/>
            </table:table-cell>
          </table:table-row>
          <table:table-row table:style-name="Tabela3.2">
            <table:table-cell table:style-name="Tabela3.A1" office:value-type="string">
              <text:p text:style-name="P24">Nome Completo</text:p>
              <text:p text:style-name="P28">Cargo</text:p>
              <text:p text:style-name="P28">Sigla da Superintendência</text:p>
            </table:table-cell>
            <table:table-cell table:style-name="Tabela3.A1" office:value-type="string">
              <text:p text:style-name="P24">Nome Completo</text:p>
              <text:p text:style-name="P28">Cargo</text:p>
              <text:p text:style-name="P28">Sigla da Superintendência</text:p>
            </table:table-cell>
          </table:table-row>
        </table:table>
        <text:p text:style-name="Standard"/>
        <text:p text:style-name="P50"/>
        <text:p text:style-name="P6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6409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5835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6181in" fo:margin-left="-0.075in" table:align="left" style:writing-mode="lr-tb"/>
    </style:style>
    <style:style style:name="Tabela4.A" style:family="table-column">
      <style:table-column-properties style:column-width="3.30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03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Plano de Gestão de Qualidade</text:span><text:span text:style-name="Page_20_Number"><text:span text:style-name="MT3"><text:tab/></text:span></text:span><text:span text:style-name="Page_20_Number"><text:span text:style-name="MT2">mds - pgq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0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56:18.43</meta:creation-date>
    <meta:editing-cycles>2</meta:editing-cycles>
    <meta:editing-duration>PT00H01M26S</meta:editing-duration>
    <meta:initial-creator>Lena Lúcia de Moraes</meta:initial-creator>
    <meta:generator>BrOffice.org/3.0$Win32 OpenOffice.org_project/300m9$Build-9358</meta:generator>
    <meta:document-statistic meta:table-count="4" meta:image-count="2" meta:object-count="0" meta:page-count="10" meta:paragraph-count="177" meta:word-count="1561" meta:character-count="10881"/>
    <dc:date>2010-02-26T09:57:44.01</dc:date>
    <dc:creator>Lena Lúcia de Moraes</dc:creator>
  </office:meta>
</office:document-meta>
</file>